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895cm"/>
    </style:style>
    <style:style style:family="table-column" style:name="co2">
      <style:table-column-properties fo:break-before="auto" style:column-width="11.79cm"/>
    </style:style>
    <style:style style:family="table-column" style:name="co3">
      <style:table-column-properties fo:break-before="auto" style:column-width="1.371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635cm"/>
    </style:style>
    <style:style style:family="table-row" style:name="ro2">
      <style:table-row-properties fo:break-before="auto" style:use-optimal-row-height="false" style:row-height="0.593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Tabel_20_7_5f_S2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7_S2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2"/>
        <table:table-column table:style-name="co5" table:default-cell-style-name="Default" table:number-columns-repeated="1009"/>
        <table:table-row table:style-name="ro1">
          <table:table-cell ns41:value-type="string" table:style-name="TL Title" office:value-type="string">
            <text:p>Staat II: Aantal personen, in dienst van den Staat, de gemeenten, de provinciën, de waterschappen en van particulieren, onderscheiden naar de bedrijfsgroepen van staat I, in totaal voor het Rijk.</text:p>
          </table:table-cell>
          <table:table-cell table:style-name="ce10" table:number-columns-repeated="14"/>
          <table:table-cell table:style-name="ce27" table:number-columns-repeated="4"/>
          <table:table-cell table:style-name="ce45"/>
          <table:table-cell table:style-name="ce28" table:number-columns-repeated="1004"/>
        </table:table-row>
        <table:table-row table:style-name="ro2">
          <table:table-cell table:style-name="ce2"/>
          <table:table-cell table:style-name="ce11" table:number-columns-repeated="14"/>
          <table:table-cell table:style-name="ce28" table:number-columns-repeated="1009"/>
        </table:table-row>
        <table:table-row table:style-name="ro3">
          <table:table-cell ns41:value-type="string" table:number-rows-spanned="3" table:style-name="TL RowProperty" table:number-columns-spanned="1" office:value-type="string">
            <text:p>Bedrijfsklassen.</text:p>
          </table:table-cell>
          <table:table-cell ns41:value-type="string" table:number-rows-spanned="3" table:style-name="TL RowProperty" table:number-columns-spanned="1" office:value-type="string">
            <text:p>Bedrijfsgroepen.</text:p>
          </table:table-cell>
          <table:table-cell table:style-name="ce18"/>
          <table:table-cell ns41:value-type="string" table:number-rows-spanned="1" table:style-name="TL ColHeader" table:number-columns-spanned="6" office:value-type="string">
            <text:p>Mannen.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6" office:value-type="string">
            <text:p>Vrouwen.</text:p>
          </table:table-cell>
          <table:covered-table-cell table:style-name="TL ColHeader" table:number-columns-repeated="4"/>
          <table:covered-table-cell table:style-name="ce26"/>
          <table:table-cell ns41:value-type="string" table:number-rows-spanned="3" table:style-name="ce29" table:number-columns-spanned="1" office:value-type="string">
            <text:p>Telling</text:p>
          </table:table-cell>
          <table:table-cell ns41:value-type="string" table:number-rows-spanned="3" table:style-name="ce36" table:number-columns-spanned="1" office:value-type="string">
            <text:p>Tabel</text:p>
          </table:table-cell>
          <table:table-cell ns41:value-type="string" table:number-rows-spanned="3" table:style-name="ce36" table:number-columns-spanned="1" office:value-type="string">
            <text:p>Pagina links</text:p>
          </table:table-cell>
          <table:table-cell ns41:value-type="string" table:number-rows-spanned="3" table:style-name="ce36" table:number-columns-spanned="1" office:value-type="string">
            <text:p>Pagina rechts</text:p>
          </table:table-cell>
          <table:table-cell ns41:value-type="string" table:number-rows-spanned="3" table:style-name="ce46" table:number-columns-spanned="1" office:value-type="string">
            <text:p>Image nr</text:p>
          </table:table-cell>
          <table:table-cell table:style-name="ce18"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18"/>
          <table:table-cell ns41:value-type="string" table:number-rows-spanned="1" table:style-name="TL ColHeader" table:number-columns-spanned="5" office:value-type="string">
            <text:p>In dienst van:</text:p>
          </table:table-cell>
          <table:covered-table-cell table:style-name="TL ColHeader" table:number-columns-repeated="4"/>
          <table:table-cell ns41:value-type="string" table:number-rows-spanned="2" table:style-name="TL ColHeader" table:number-columns-spanned="1" office:value-type="string">
            <text:p>Totaal.</text:p>
          </table:table-cell>
          <table:table-cell ns41:value-type="string" table:number-rows-spanned="1" table:style-name="TL ColHeader" table:number-columns-spanned="5" office:value-type="string">
            <text:p>In dienst van:</text:p>
          </table:table-cell>
          <table:covered-table-cell table:style-name="TL ColHeader" table:number-columns-repeated="4"/>
          <table:table-cell ns41:value-type="string" table:number-rows-spanned="2" table:style-name="TL ColHeader" table:number-columns-spanned="1" office:value-type="string">
            <text:p>Totaal.</text:p>
          </table:table-cell>
          <table:covered-table-cell table:style-name="ce30"/>
          <table:covered-table-cell table:style-name="ce37" table:number-columns-repeated="3"/>
          <table:covered-table-cell table:style-name="ce47"/>
          <table:table-cell table:style-name="ce18" table:number-columns-repeated="1004"/>
        </table:table-row>
        <table:table-row table:style-name="ro4">
          <table:covered-table-cell table:style-name="ce5"/>
          <table:covered-table-cell table:style-name="ce14"/>
          <table:table-cell table:style-name="ce18"/>
          <table:table-cell ns41:value-type="string" table:style-name="TL ColHeader" office:value-type="string">
            <text:p>Staat.</text:p>
          </table:table-cell>
          <table:table-cell ns41:value-type="string" table:style-name="TL ColHeader" office:value-type="string">
            <text:p>Gemeente.</text:p>
          </table:table-cell>
          <table:table-cell ns41:value-type="string" table:style-name="TL ColHeader" office:value-type="string">
            <text:p>Provincie.</text:p>
          </table:table-cell>
          <table:table-cell ns41:value-type="string" table:style-name="TL ColHeader" office:value-type="string">
            <text:p>Waterschap.</text:p>
          </table:table-cell>
          <table:table-cell ns41:value-type="string" table:style-name="TL ColHeader" office:value-type="string">
            <text:p>Particulieren.</text:p>
          </table:table-cell>
          <table:covered-table-cell table:style-name="ce22"/>
          <table:table-cell ns41:value-type="string" table:style-name="TL ColHeader" office:value-type="string">
            <text:p>Staat.</text:p>
          </table:table-cell>
          <table:table-cell ns41:value-type="string" table:style-name="TL ColHeader" office:value-type="string">
            <text:p>Gemeente.</text:p>
          </table:table-cell>
          <table:table-cell ns41:value-type="string" table:style-name="TL ColHeader" office:value-type="string">
            <text:p>Provincie.</text:p>
          </table:table-cell>
          <table:table-cell ns41:value-type="string" table:style-name="TL ColHeader" office:value-type="string">
            <text:p>Waterschap.</text:p>
          </table:table-cell>
          <table:table-cell ns41:value-type="string" table:style-name="TL ColHeader" office:value-type="string">
            <text:p>Particulieren.</text:p>
          </table:table-cell>
          <table:covered-table-cell table:style-name="ce14"/>
          <table:covered-table-cell table:style-name="ce31"/>
          <table:covered-table-cell table:style-name="ce38" table:number-columns-repeated="3"/>
          <table:covered-table-cell table:style-name="ce48"/>
          <table:table-cell table:style-name="ce18" table:number-columns-repeated="1004"/>
        </table:table-row>
        <table:table-row table:style-name="ro4">
          <table:table-cell table:number-columns-repeated="15"/>
          <table:table-cell table:style-name="ce32" table:number-columns-repeated="5"/>
          <table:table-cell table:number-columns-repeated="1004"/>
        </table:table-row>
        <table:table-row table:style-name="ro5">
          <table:table-cell ns41:value-type="string" table:style-name="TL RowHeader" office:value-type="string">
            <text:p>I. VERVAARDIGING VAN AARDEWERK, GLAS, KALK EN STEENEN.</text:p>
          </table:table-cell>
          <table:table-cell ns41:value-type="string" table:style-name="TL RowHeader" office:value-type="string">
            <text:p>11. Cementwarenfabrieken (w.o. cementsteen-, buizen-, tegel-, pannenfabrieken)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448" office:value-type="float">
            <text:p>3448</text:p>
          </table:table-cell>
          <table:table-cell ns41:value-type="float" table:style-name="TL Data" office:value="3453" office:value-type="float">
            <text:p>3453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ce33" office:value-type="string">
            <text:p>BT_1930</text:p>
          </table:table-cell>
          <table:table-cell ns41:value-type="string" table:style-name="ce39" office:value-type="string">
            <text:p>07_S2</text:p>
          </table:table-cell>
          <table:table-cell ns41:value-type="float" table:style-name="ce42" office:value="636" office:value-type="float">
            <text:p>636</text:p>
          </table:table-cell>
          <table:table-cell ns41:value-type="float" table:style-name="ce42" office:value="637" office:value-type="float">
            <text:p>637</text:p>
          </table:table-cell>
          <table:table-cell ns41:value-type="string" table:style-name="ce49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II. BOEK- EN STEENDRUKKERIJEN, DRUKKERIJEN VAN GRAVURES, FOTOGRAFISCHE ATELIERS.</text:p>
          </table:table-cell>
          <table:table-cell ns41:value-type="string" table:style-name="TL RowHeader" office:value-type="string">
            <text:p>1. Boek-, handels- en courantendrukkerijen</text:p>
          </table:table-cell>
          <table:table-cell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table:style-name="TL Data" office:value="22491" office:value-type="float">
            <text:p>22491</text:p>
          </table:table-cell>
          <table:table-cell ns41:value-type="float" table:style-name="TL Data" office:value="22881" office:value-type="float">
            <text:p>228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1438" office:value-type="float">
            <text:p>143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II. BOEK- EN STEENDRUKKERIJEN, DRUKKERIJEN VAN GRAVURES, FOTOGRAFISCHE ATELIERS.</text:p>
          </table:table-cell>
          <table:table-cell ns41:value-type="string" table:style-name="TL RowHeader" office:value-type="string">
            <text:p>2. Steen-, diepdruk- en koperdrukkerijen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737" office:value-type="float">
            <text:p>2737</text:p>
          </table:table-cell>
          <table:table-cell ns41:value-type="float" table:style-name="TL Data" office:value="2856" office:value-type="float">
            <text:p>285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95" office:value-type="float">
            <text:p>39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office:annotation draw:style-name="gr1" svg:height="2.012cm" draw:caption-point-y="1.132cm" svg:width="3.498cm" svg:x="3.892cm" draw:caption-point-x="14.782cm" svg:y="3.407cm" draw:text-style-name="P1">
              <dc:creator>CDM</dc:creator>
              <dc:date>2014-12-12T00:00:00</dc:date>
              <text:p text:style-name="P1"><text:span text:style-name="T1">Personen bij Openbare Werken die niet in een der volgende bedrijfsgroepen konden worden ondergebracht.</text:span></text:p>
              <text:p text:style-name="P1"><text:span text:style-name="T1"/></text:p>
            </office:annotation>
            <text:p>2. Openbare werken (niet afzonderlijk genoemd)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25" office:value-type="float">
            <text:p>262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736" office:value-type="float">
            <text:p>27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7" office:value-type="float">
            <text:p>11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3. Bouw en onderhoud van gebouwen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350" office:value-type="float">
            <text:p>33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9847" office:value-type="float">
            <text:p>119847</text:p>
          </table:table-cell>
          <table:table-cell ns41:value-type="float" table:style-name="TL Data" office:value="123490" office:value-type="float">
            <text:p>12349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44" office:value-type="float">
            <text:p>44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5. Betonbouwbedrijv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567" office:value-type="float">
            <text:p>6567</text:p>
          </table:table-cell>
          <table:table-cell ns41:value-type="float" table:style-name="TL Data" office:value="6625" office:value-type="float">
            <text:p>6625</text:p>
          </table:table-cell>
          <table:table-cell table:style-name="TL Data" table:number-columns-repeated="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9" office:value-type="float">
            <text:p>5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6. Slooperij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7. Grondwerken en waterbouwkundige werken, heiers- en baggerbedrijven</text:p>
          </table:table-cell>
          <table:table-cell/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30817" office:value-type="float">
            <text:p>30817</text:p>
          </table:table-cell>
          <table:table-cell ns41:value-type="float" table:style-name="TL Data" office:value="36282" office:value-type="float">
            <text:p>3628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21" office:value-type="float">
            <text:p>12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9. Straatmakersbedrijve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81" office:value-type="float">
            <text:p>26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4752" office:value-type="float">
            <text:p>475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10. Aanleg van macadam-, asphaltwegen e.d. en onderhoud van wegen</text:p>
          </table:table-cell>
          <table:table-cell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2422" office:value-type="float">
            <text:p>2422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3083" office:value-type="float">
            <text:p>3083</text:p>
          </table:table-cell>
          <table:table-cell ns41:value-type="float" table:style-name="TL Data" office:value="7519" office:value-type="float">
            <text:p>75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11. Stukadoors- en wittersbedrijven</text:p>
          </table:table-cell>
          <table:table-cell/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8317" office:value-type="float">
            <text:p>8317</text:p>
          </table:table-cell>
          <table:table-cell ns41:value-type="float" table:style-name="TL Data" office:value="8334" office:value-type="float">
            <text:p>833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12. Schildersbedrijven en glazenmakerij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712" office:value-type="float">
            <text:p>38712</text:p>
          </table:table-cell>
          <table:table-cell ns41:value-type="float" table:style-name="TL Data" office:value="39224" office:value-type="float">
            <text:p>392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6" office:value-type="float">
            <text:p>9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13. Steenhouwerijen, -zagerijen en -slijperij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01" office:value-type="float">
            <text:p>2401</text:p>
          </table:table-cell>
          <table:table-cell ns41:value-type="float" table:style-name="TL Data" office:value="2425" office:value-type="float">
            <text:p>2425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16. Behangerijen en stoffeerderij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9675" office:value-type="float">
            <text:p>9675</text:p>
          </table:table-cell>
          <table:table-cell ns41:value-type="float" table:style-name="TL Data" office:value="9710" office:value-type="float">
            <text:p>971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98" office:value-type="float">
            <text:p>59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17. Glazen- en puiwasscherijen en schoonmaakinrichtingen</text:p>
          </table:table-cell>
          <table:table-cell/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 table:number-columns-repeated="2"/>
          <table:table-cell ns41:value-type="float" table:style-name="TL Data" office:value="1791" office:value-type="float">
            <text:p>1791</text:p>
          </table:table-cell>
          <table:table-cell ns41:value-type="float" table:style-name="TL Data" office:value="1882" office:value-type="float">
            <text:p>1882</text:p>
          </table:table-cell>
          <table:table-cell table:style-name="TL Data"/>
          <table:table-cell ns41:value-type="float" table:style-name="TL Data" office:value="657" office:value-type="float">
            <text:p>657</text:p>
          </table:table-cell>
          <table:table-cell table:style-name="TL Data" table:number-columns-repeated="2"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1350" office:value-type="float">
            <text:p>135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19. Bedrijven voor zuivering en ontsmetting van gebouwen, enz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V. BOUWBEDRIJVEN, ENZ.</text:p>
          </table:table-cell>
          <table:table-cell ns41:value-type="string" table:style-name="TL RowHeader" office:value-type="string">
            <text:p>20. Openbare reinigings- en ontsmettingsdienst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910" office:value-type="float">
            <text:p>69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7190" office:value-type="float">
            <text:p>71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2" office:value-type="float">
            <text:p>10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. CHEMISCHE NIJVERHEID.</text:p>
          </table:table-cell>
          <table:table-cell ns41:value-type="string" table:style-name="TL RowHeader" office:value-type="string">
            <text:p>17. Fabrieken van ontplofbare stoffen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table:style-name="TL Data" table:number-columns-repeated="3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70" office:value-type="float">
            <text:p>270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. CHEMISCHE NIJVERHEID.</text:p>
          </table:table-cell>
          <table:table-cell ns41:value-type="string" table:style-name="TL RowHeader" office:value-type="string">
            <text:p>24. Fabrieken van genees- en verbandmiddel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243" office:value-type="float">
            <text:p>1243</text:p>
          </table:table-cell>
          <table:table-cell table:style-name="TL Data" table:number-columns-repeated="4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31" office:value-type="float">
            <text:p>53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. CHEMISCHE NIJVERHEID.</text:p>
          </table:table-cell>
          <table:table-cell ns41:value-type="string" table:style-name="TL RowHeader" office:value-type="string">
            <text:p>29. Apothekersbedrijv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1819" office:value-type="float">
            <text:p>1819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464" office:value-type="float">
            <text:p>2464</text:p>
          </table:table-cell>
          <table:table-cell ns41:value-type="float" table:style-name="TL Data" office:value="2482" office:value-type="float">
            <text:p>248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I. HOUT-, KURK-, STROOBEWERKING, ENZ.</text:p>
          </table:table-cell>
          <table:table-cell ns41:value-type="string" table:style-name="TL RowHeader" office:value-type="string">
            <text:p>3. Houtzagerijen en -schaverijen</text:p>
          </table:table-cell>
          <table:table-cell/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5257" office:value-type="float">
            <text:p>5257</text:p>
          </table:table-cell>
          <table:table-cell ns41:value-type="float" table:style-name="TL Data" office:value="5266" office:value-type="float">
            <text:p>5266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I. HOUT-, KURK-, STROOBEWERKING, ENZ.</text:p>
          </table:table-cell>
          <table:table-cell ns41:value-type="string" table:style-name="TL RowHeader" office:value-type="string">
            <text:p>11. Meubelfabrieken en meubelmakerijen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8120" office:value-type="float">
            <text:p>18120</text:p>
          </table:table-cell>
          <table:table-cell ns41:value-type="float" table:style-name="TL Data" office:value="18130" office:value-type="float">
            <text:p>18130</text:p>
          </table:table-cell>
          <table:table-cell table:style-name="TL Data" table:number-columns-repeated="4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99" office:value-type="float">
            <text:p>29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I. HOUT-, KURK-, STROOBEWERKING, ENZ.</text:p>
          </table:table-cell>
          <table:table-cell ns41:value-type="string" table:style-name="TL RowHeader" office:value-type="string">
            <text:p>14. Fabrieken van zonneschermen, rolluiken en jaloezie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I. HOUT-, KURK-, STROOBEWERKING, ENZ.</text:p>
          </table:table-cell>
          <table:table-cell ns41:value-type="string" table:style-name="TL RowHeader" office:value-type="string">
            <text:p>16. Mandenmakerijen en teenschillerijen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3539" office:value-type="float">
            <text:p>3539</text:p>
          </table:table-cell>
          <table:table-cell ns41:value-type="float" table:style-name="TL Data" office:value="3559" office:value-type="float">
            <text:p>3559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I. HOUT-, KURK-, STROOBEWERKING, ENZ.</text:p>
          </table:table-cell>
          <table:table-cell ns41:value-type="string" table:style-name="TL RowHeader" office:value-type="string">
            <text:p>17. Rietwarenfabriek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841" office:value-type="float">
            <text:p>84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I. HOUT-, KURK-, STROOBEWERKING, ENZ.</text:p>
          </table:table-cell>
          <table:table-cell ns41:value-type="string" table:style-name="TL RowHeader" office:value-type="string">
            <text:p>18. Rieten- en biezenmattenmakerijen</text:p>
          </table:table-cell>
          <table:table-cell/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1025" office:value-type="float">
            <text:p>1025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I. HOUT-, KURK-, STROOBEWERKING, ENZ.</text:p>
          </table:table-cell>
          <table:table-cell ns41:value-type="string" table:style-name="TL RowHeader" office:value-type="string">
            <text:p>20. Borstel- en bezemfabrieken</text:p>
          </table:table-cell>
          <table:table-cell/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1813" office:value-type="float">
            <text:p>1813</text:p>
          </table:table-cell>
          <table:table-cell table:style-name="TL Data" table:number-columns-repeated="4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15" office:value-type="float">
            <text:p>21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II. KLEEDING EN REINIGING.</text:p>
          </table:table-cell>
          <table:table-cell ns41:value-type="string" table:style-name="TL RowHeader" office:value-type="string">
            <text:p>1. Kleermakerijen en confectiefabrieken (bovenkleeding)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7495" office:value-type="float">
            <text:p>27495</text:p>
          </table:table-cell>
          <table:table-cell ns41:value-type="float" table:style-name="TL Data" office:value="27661" office:value-type="float">
            <text:p>2766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3321" office:value-type="float">
            <text:p>43321</text:p>
          </table:table-cell>
          <table:table-cell ns41:value-type="float" table:style-name="TL Data" office:value="43383" office:value-type="float">
            <text:p>4338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II. KLEEDING EN REINIGING.</text:p>
          </table:table-cell>
          <table:table-cell ns41:value-type="string" table:style-name="TL RowHeader" office:value-type="string">
            <text:p>16. Wasch- en strijkinrichtingen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93" office:value-type="float">
            <text:p>6093</text:p>
          </table:table-cell>
          <table:table-cell ns41:value-type="float" table:style-name="TL Data" office:value="6162" office:value-type="float">
            <text:p>61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13129" office:value-type="float">
            <text:p>13129</text:p>
          </table:table-cell>
          <table:table-cell ns41:value-type="float" table:style-name="TL Data" office:value="13274" office:value-type="float">
            <text:p>1327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VII. KLEEDING EN REINIGING.</text:p>
          </table:table-cell>
          <table:table-cell ns41:value-type="string" table:style-name="TL RowHeader" office:value-type="string">
            <text:p>18. Bad- en zweminrichtingen</text:p>
          </table:table-cell>
          <table:table-cell/>
          <table:table-cell table:style-name="TL Data"/>
          <table:table-cell ns41:value-type="float" table:style-name="TL Data" office:value="209" office:value-type="float">
            <text:p>209</text:p>
          </table:table-cell>
          <table:table-cell table:style-name="TL Data" table:number-columns-repeated="2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558" office:value-type="float">
            <text:p>558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style-name="TL Data" table:number-columns-repeated="2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22" office:value-type="float">
            <text:p>32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X. LEDER, WASDOEK, RUBBER.</text:p>
          </table:table-cell>
          <table:table-cell ns41:value-type="string" table:style-name="TL RowHeader" office:value-type="string">
            <text:p>4. Schoenfabrieken en schoenmakerij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8786" office:value-type="float">
            <text:p>28786</text:p>
          </table:table-cell>
          <table:table-cell ns41:value-type="float" table:style-name="TL Data" office:value="28797" office:value-type="float">
            <text:p>28797</text:p>
          </table:table-cell>
          <table:table-cell table:style-name="TL Data" table:number-columns-repeated="4"/>
          <table:table-cell ns41:value-type="float" table:style-name="TL Data" office:value="2976" office:value-type="float">
            <text:p>2976</text:p>
          </table:table-cell>
          <table:table-cell ns41:value-type="float" table:style-name="TL Data" office:value="2976" office:value-type="float">
            <text:p>297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IX. LEDER, WASDOEK, RUBBER.</text:p>
          </table:table-cell>
          <table:table-cell ns41:value-type="string" table:style-name="TL RowHeader" office:value-type="string">
            <text:p>5. Lederwarenfabrieken, piekerfabrieken, zadel- en tuigmakerij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2265" office:value-type="float">
            <text:p>2265</text:p>
          </table:table-cell>
          <table:table-cell table:style-name="TL Data" table:number-columns-repeated="4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12" office:value-type="float">
            <text:p>31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. OER, STEENKOLEN, TURF.</text:p>
          </table:table-cell>
          <table:table-cell ns41:value-type="string" table:style-name="TL RowHeader" office:value-type="string">
            <text:p>6. Veenderijen</text:p>
          </table:table-cell>
          <table:table-cell/>
          <table:table-cell table:style-name="TL Data"/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645" office:value-type="float">
            <text:p>8645</text:p>
          </table:table-cell>
          <table:table-cell ns41:value-type="float" table:style-name="TL Data" office:value="8767" office:value-type="float">
            <text:p>87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03" office:value-type="float">
            <text:p>1803</text:p>
          </table:table-cell>
          <table:table-cell ns41:value-type="float" table:style-name="TL Data" office:value="1804" office:value-type="float">
            <text:p>180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. OER, STEENKOLEN, TURF.</text:p>
          </table:table-cell>
          <table:table-cell ns41:value-type="string" table:style-name="TL RowHeader" office:value-type="string">
            <text:p>7. Turfstrooiselfabrieken</text:p>
          </table:table-cell>
          <table:table-cell/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62" office:value-type="float">
            <text:p>262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. OER, STEENKOLEN, TURF.</text:p>
          </table:table-cell>
          <table:table-cell ns41:value-type="string" table:style-name="TL RowHeader" office:value-type="string">
            <text:p>10. Delverijen van klei, zand en grind</text:p>
          </table:table-cell>
          <table:table-cell/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310" office:value-type="float">
            <text:p>131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6. IJzer- en metaalgieterijen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8291" office:value-type="float">
            <text:p>8291</text:p>
          </table:table-cell>
          <table:table-cell ns41:value-type="float" table:style-name="TL Data" office:value="8311" office:value-type="float">
            <text:p>8311</text:p>
          </table:table-cell>
          <table:table-cell table:style-name="TL Data" table:number-columns-repeated="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4" office:value-type="float">
            <text:p>6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12. Koper- en blikslagerij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558" office:value-type="float">
            <text:p>3558</text:p>
          </table:table-cell>
          <table:table-cell ns41:value-type="float" table:style-name="TL Data" office:value="3563" office:value-type="float">
            <text:p>3563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14. Radio-installatie-inrichtinge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1161" office:value-type="float">
            <text:p>116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15. Loodgieterijen, zinkwerkerijen, aanleg van gas- en waterleiding, sanitaire installaties en centrale verwarming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568" office:value-type="float">
            <text:p>13568</text:p>
          </table:table-cell>
          <table:table-cell ns41:value-type="float" table:style-name="TL Data" office:value="13695" office:value-type="float">
            <text:p>13695</text:p>
          </table:table-cell>
          <table:table-cell table:style-name="TL Data" table:number-columns-repeated="4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1" office:value-type="float">
            <text:p>15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16. Smederijen, kettingfabrieken, bankwerkerijen, draaierijen, autogene laschinrichtingen en plaatwellerij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2"/>
          <table:table-cell ns41:value-type="float" table:style-name="TL Data" office:value="27565" office:value-type="float">
            <text:p>27565</text:p>
          </table:table-cell>
          <table:table-cell ns41:value-type="float" table:style-name="TL Data" office:value="27794" office:value-type="float">
            <text:p>27794</text:p>
          </table:table-cell>
          <table:table-cell table:style-name="TL Data" table:number-columns-repeated="4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5" office:value-type="float">
            <text:p>12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18. Galvaniseerinrichtingen, lakkerijen, schoopeerinricht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178" office:value-type="float">
            <text:p>1178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19. Stempelfabrieken en graveerinricht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30" office:value-type="float">
            <text:p>330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23. Schroeven-, bouten- en moerenfabriek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035" office:value-type="float">
            <text:p>1035</text:p>
          </table:table-cell>
          <table:table-cell table:style-name="TL Data" table:number-columns-repeated="4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2" office:value-type="float">
            <text:p>9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29. Gereedschapmakerijen en ijzerwarenfabriek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13" office:value-type="float">
            <text:p>1913</text:p>
          </table:table-cell>
          <table:table-cell ns41:value-type="float" table:style-name="TL Data" office:value="1914" office:value-type="float">
            <text:p>1914</text:p>
          </table:table-cell>
          <table:table-cell table:style-name="TL Data" table:number-columns-repeated="4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3" office:value-type="float">
            <text:p>8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31. Slotenfabriek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95" office:value-type="float">
            <text:p>395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34. Wapen- en munitiefabrieken</text:p>
          </table:table-cell>
          <table:table-cell/>
          <table:table-cell ns41:value-type="float" table:style-name="TL Data" office:value="1744" office:value-type="float">
            <text:p>1744</text:p>
          </table:table-cell>
          <table:table-cell table:style-name="TL Data" table:number-columns-repeated="3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049" office:value-type="float">
            <text:p>204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3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7" office:value-type="float">
            <text:p>9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36. Constructiewerkplaats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924" office:value-type="float">
            <text:p>5924</text:p>
          </table:table-cell>
          <table:table-cell ns41:value-type="float" table:style-name="TL Data" office:value="5945" office:value-type="float">
            <text:p>5945</text:p>
          </table:table-cell>
          <table:table-cell table:style-name="TL Data" table:number-columns-repeated="4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94" office:value-type="float">
            <text:p>19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37. Ketelmakerijen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768" office:value-type="float">
            <text:p>2768</text:p>
          </table:table-cell>
          <table:table-cell ns41:value-type="float" table:style-name="TL Data" office:value="2772" office:value-type="float">
            <text:p>277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38. Machinefabrieken en appendagefabriek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145" office:value-type="float">
            <text:p>29145</text:p>
          </table:table-cell>
          <table:table-cell ns41:value-type="float" table:style-name="TL Data" office:value="29159" office:value-type="float">
            <text:p>29159</text:p>
          </table:table-cell>
          <table:table-cell table:style-name="TL Data" table:number-columns-repeated="4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43" office:value-type="float">
            <text:p>64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39. Scheepswerv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623" office:value-type="float">
            <text:p>32623</text:p>
          </table:table-cell>
          <table:table-cell ns41:value-type="float" table:style-name="TL Data" office:value="32688" office:value-type="float">
            <text:p>326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12" office:value-type="float">
            <text:p>21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43. Rijwielfabrieken en herstelplaatsen van automobielen, motorrijwielen en rijwiel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6598" office:value-type="float">
            <text:p>16598</text:p>
          </table:table-cell>
          <table:table-cell ns41:value-type="float" table:style-name="TL Data" office:value="16663" office:value-type="float">
            <text:p>1666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5" office:value-type="float">
            <text:p>17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44. Vliegtuigfabrieken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table:style-name="TL Data" table:number-columns-repeated="3"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583" office:value-type="float">
            <text:p>583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45. Spoor- en tramwegwerkplaatsen</text:p>
          </table:table-cell>
          <table:table-cell/>
          <table:table-cell table:style-name="TL Data"/>
          <table:table-cell ns41:value-type="float" table:style-name="TL Data" office:value="426" office:value-type="float">
            <text:p>426</text:p>
          </table:table-cell>
          <table:table-cell table:style-name="TL Data" table:number-columns-repeated="2"/>
          <table:table-cell ns41:value-type="float" table:style-name="TL Data" office:value="6348" office:value-type="float">
            <text:p>6348</text:p>
          </table:table-cell>
          <table:table-cell ns41:value-type="float" table:style-name="TL Data" office:value="6774" office:value-type="float">
            <text:p>6774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46. Wagon- en carrosseriefabrieken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044" office:value-type="float">
            <text:p>4044</text:p>
          </table:table-cell>
          <table:table-cell ns41:value-type="float" table:style-name="TL Data" office:value="4047" office:value-type="float">
            <text:p>4047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47. Wagenmakerij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641" office:value-type="float">
            <text:p>3641</text:p>
          </table:table-cell>
          <table:table-cell ns41:value-type="float" table:style-name="TL Data" office:value="3675" office:value-type="float">
            <text:p>3675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50. Electrotechnische fabrieken en -installatie-inrichtingen</text:p>
          </table:table-cell>
          <table:table-cell/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2918" office:value-type="float">
            <text:p>22918</text:p>
          </table:table-cell>
          <table:table-cell ns41:value-type="float" table:style-name="TL Data" office:value="25804" office:value-type="float">
            <text:p>2580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4278" office:value-type="float">
            <text:p>4278</text:p>
          </table:table-cell>
          <table:table-cell ns41:value-type="float" table:style-name="TL Data" office:value="4335" office:value-type="float">
            <text:p>433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51. Gas-, electriciteits- en watermeterfabrieken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930" office:value-type="float">
            <text:p>930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52. Instrumentmakerije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137" office:value-type="float">
            <text:p>2137</text:p>
          </table:table-cell>
          <table:table-cell ns41:value-type="float" table:style-name="TL Data" office:value="2172" office:value-type="float">
            <text:p>2172</text:p>
          </table:table-cell>
          <table:table-cell table:style-name="TL Data" table:number-columns-repeated="4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5" office:value-type="float">
            <text:p>20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54. Klokken- en uurwerkfabrieken, horlogemakerijen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2589" office:value-type="float">
            <text:p>2589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55. Goud- en zilversmederijen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table:style-name="TL Data" table:number-columns-repeated="3"/>
          <table:table-cell ns41:value-type="float" table:style-name="TL Data" office:value="2489" office:value-type="float">
            <text:p>2489</text:p>
          </table:table-cell>
          <table:table-cell ns41:value-type="float" table:style-name="TL Data" office:value="2620" office:value-type="float">
            <text:p>262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39" office:value-type="float">
            <text:p>23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-XIII. METAALNIJVERHEID, SCHEEPS- EN RIJTUIGBOUW.</text:p>
          </table:table-cell>
          <table:table-cell ns41:value-type="string" table:style-name="TL RowHeader" office:value-type="string">
            <text:p>56. Rijkswerven</text:p>
          </table:table-cell>
          <table:table-cell/>
          <table:table-cell ns41:value-type="float" table:style-name="TL Data" office:value="1693" office:value-type="float">
            <text:p>1693</text:p>
          </table:table-cell>
          <table:table-cell table:style-name="TL Data" table:number-columns-repeated="4"/>
          <table:table-cell ns41:value-type="float" table:style-name="TL Data" office:value="1693" office:value-type="float">
            <text:p>169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V. PAPIER.</text:p>
          </table:table-cell>
          <table:table-cell ns41:value-type="string" table:style-name="TL RowHeader" office:value-type="string">
            <text:p>8. Boekbinderijen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4513" office:value-type="float">
            <text:p>4513</text:p>
          </table:table-cell>
          <table:table-cell ns41:value-type="float" table:style-name="TL Data" office:value="4564" office:value-type="float">
            <text:p>456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900" office:value-type="float">
            <text:p>90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. GAS- EN ELECTRICITEITSBEDRIJVEN.</text:p>
          </table:table-cell>
          <table:table-cell ns41:value-type="string" table:style-name="TL RowHeader" office:value-type="string">
            <text:p>1. Gasfabriek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106" office:value-type="float">
            <text:p>9106</text:p>
          </table:table-cell>
          <table:table-cell table:style-name="TL Data" table:number-columns-repeated="2"/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9847" office:value-type="float">
            <text:p>9847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3" office:value-type="float">
            <text:p>22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. GAS- EN ELECTRICITEITSBEDRIJVEN.</text:p>
          </table:table-cell>
          <table:table-cell ns41:value-type="string" table:style-name="TL RowHeader" office:value-type="string">
            <text:p>2. Electriciteitsbedrijven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35" office:value-type="float">
            <text:p>6235</text:p>
          </table:table-cell>
          <table:table-cell ns41:value-type="float" table:style-name="TL Data" office:value="502" office:value-type="float">
            <text:p>502</text:p>
          </table:table-cell>
          <table:table-cell table:style-name="TL Data"/>
          <table:table-cell ns41:value-type="float" table:style-name="TL Data" office:value="3078" office:value-type="float">
            <text:p>3078</text:p>
          </table:table-cell>
          <table:table-cell ns41:value-type="float" table:style-name="TL Data" office:value="9865" office:value-type="float">
            <text:p>9865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61" office:value-type="float">
            <text:p>36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. BEREIDING VAN VOEDINGS- EN GENOTMIDDELEN.</text:p>
          </table:table-cell>
          <table:table-cell ns41:value-type="string" table:style-name="TL RowHeader" office:value-type="string">
            <text:p>5. Brood- en beschuitfabrieken en broodbakkerijen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48300" office:value-type="float">
            <text:p>48300</text:p>
          </table:table-cell>
          <table:table-cell ns41:value-type="float" table:style-name="TL Data" office:value="48323" office:value-type="float">
            <text:p>48323</text:p>
          </table:table-cell>
          <table:table-cell table:style-name="TL Data" table:number-columns-repeated="4"/>
          <table:table-cell ns41:value-type="float" table:style-name="TL Data" office:value="1641" office:value-type="float">
            <text:p>1641</text:p>
          </table:table-cell>
          <table:table-cell ns41:value-type="float" table:style-name="TL Data" office:value="1641" office:value-type="float">
            <text:p>164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. BEREIDING VAN VOEDINGS- EN GENOTMIDDELEN.</text:p>
          </table:table-cell>
          <table:table-cell ns41:value-type="string" table:style-name="TL RowHeader" office:value-type="string">
            <text:p>14. IJsfabrieken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31" office:value-type="float">
            <text:p>43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. BEREIDING VAN VOEDINGS- EN GENOTMIDDELEN.</text:p>
          </table:table-cell>
          <table:table-cell ns41:value-type="string" table:style-name="TL RowHeader" office:value-type="string">
            <text:p>28. Waterleiding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00" office:value-type="float">
            <text:p>190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2898" office:value-type="float">
            <text:p>28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2" office:value-type="float">
            <text:p>9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. BEREIDING VAN VOEDINGS- EN GENOTMIDDELEN.</text:p>
          </table:table-cell>
          <table:table-cell ns41:value-type="string" table:style-name="TL RowHeader" office:value-type="string">
            <text:p>29. Abattoirs</text:p>
          </table:table-cell>
          <table:table-cell/>
          <table:table-cell table:style-name="TL Data"/>
          <table:table-cell ns41:value-type="float" table:style-name="TL Data" office:value="1109" office:value-type="float">
            <text:p>1109</text:p>
          </table:table-cell>
          <table:table-cell table:style-name="TL Data" table:number-columns-repeated="2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342" office:value-type="float">
            <text:p>1342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. BEREIDING VAN VOEDINGS- EN GENOTMIDDELEN.</text:p>
          </table:table-cell>
          <table:table-cell ns41:value-type="string" table:style-name="TL RowHeader" office:value-type="string">
            <text:p>30. Slachterijen en vleeschwarenfabrieken</text:p>
          </table:table-cell>
          <table:table-cell/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34580" office:value-type="float">
            <text:p>34580</text:p>
          </table:table-cell>
          <table:table-cell ns41:value-type="float" table:style-name="TL Data" office:value="34613" office:value-type="float">
            <text:p>346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823" office:value-type="float">
            <text:p>82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. BEREIDING VAN VOEDINGS- EN GENOTMIDDELEN.</text:p>
          </table:table-cell>
          <table:table-cell ns41:value-type="string" table:style-name="TL RowHeader" office:value-type="string">
            <text:p>32. Darmenbewerkerijen</text:p>
          </table:table-cell>
          <table:table-cell/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01" office:value-type="float">
            <text:p>401</text:p>
          </table:table-cell>
          <table:table-cell table:style-name="TL Data" table:number-columns-repeated="4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1" office:value-type="float">
            <text:p>12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. BEREIDING VAN VOEDINGS- EN GENOTMIDDELEN.</text:p>
          </table:table-cell>
          <table:table-cell ns41:value-type="string" table:style-name="TL RowHeader" office:value-type="string">
            <text:p>46. Koksbedrijven en kokerijen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784" office:value-type="float">
            <text:p>78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2" office:value-type="float">
            <text:p>13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I. LANDBOUWBEDRIJVEN.</text:p>
          </table:table-cell>
          <table:table-cell ns41:value-type="string" table:style-name="TL RowHeader" office:value-type="string">
            <text:p>1. Landbouw (akkerbouw en veehouderij)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41429" office:value-type="float">
            <text:p>441429</text:p>
          </table:table-cell>
          <table:table-cell ns41:value-type="float" table:style-name="TL Data" office:value="441774" office:value-type="float">
            <text:p>4417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7585" office:value-type="float">
            <text:p>107585</text:p>
          </table:table-cell>
          <table:table-cell ns41:value-type="float" table:style-name="TL Data" office:value="107592" office:value-type="float">
            <text:p>10759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I. LANDBOUWBEDRIJVEN.</text:p>
          </table:table-cell>
          <table:table-cell ns41:value-type="string" table:style-name="TL RowHeader" office:value-type="string">
            <text:p>2. Groenten- en ooftteel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017" office:value-type="float">
            <text:p>49017</text:p>
          </table:table-cell>
          <table:table-cell ns41:value-type="float" table:style-name="TL Data" office:value="49050" office:value-type="float">
            <text:p>49050</text:p>
          </table:table-cell>
          <table:table-cell table:style-name="TL Data" table:number-columns-repeated="4"/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1277" office:value-type="float">
            <text:p>127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I. LANDBOUWBEDRIJVEN.</text:p>
          </table:table-cell>
          <table:table-cell ns41:value-type="string" table:style-name="TL RowHeader" office:value-type="string">
            <text:p>3. Boomkweekerij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342" office:value-type="float">
            <text:p>5342</text:p>
          </table:table-cell>
          <table:table-cell ns41:value-type="float" table:style-name="TL Data" office:value="5376" office:value-type="float">
            <text:p>5376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1" office:value-type="float">
            <text:p>6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I. LANDBOUWBEDRIJVEN.</text:p>
          </table:table-cell>
          <table:table-cell ns41:value-type="string" table:style-name="TL RowHeader" office:value-type="string">
            <text:p>4. Bloemisterijen en tuinierderij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205" office:value-type="float">
            <text:p>14205</text:p>
          </table:table-cell>
          <table:table-cell ns41:value-type="float" table:style-name="TL Data" office:value="15988" office:value-type="float">
            <text:p>15988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5" office:value-type="float">
            <text:p>19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I. LANDBOUWBEDRIJVEN.</text:p>
          </table:table-cell>
          <table:table-cell ns41:value-type="string" table:style-name="TL RowHeader" office:value-type="string">
            <text:p>5. Bloembollencultuur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093" office:value-type="float">
            <text:p>11093</text:p>
          </table:table-cell>
          <table:table-cell ns41:value-type="float" table:style-name="TL Data" office:value="11094" office:value-type="float">
            <text:p>11094</text:p>
          </table:table-cell>
          <table:table-cell table:style-name="TL Data" table:number-columns-repeated="4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8" office:value-type="float">
            <text:p>13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I. LANDBOUWBEDRIJVEN.</text:p>
          </table:table-cell>
          <table:table-cell ns41:value-type="string" table:style-name="TL RowHeader" office:value-type="string">
            <text:p>7. Boschbouw</text:p>
          </table:table-cell>
          <table:table-cell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24" office:value-type="float">
            <text:p>3524</text:p>
          </table:table-cell>
          <table:table-cell ns41:value-type="float" table:style-name="TL Data" office:value="4185" office:value-type="float">
            <text:p>418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VIII. LANDBOUWBEDRIJVEN.</text:p>
          </table:table-cell>
          <table:table-cell ns41:value-type="string" table:style-name="TL RowHeader" office:value-type="string">
            <text:p>8. Ontginning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TL Data" office:value="1871" office:value-type="float">
            <text:p>1871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X. VISSCHERIJ EN JACHT.</text:p>
          </table:table-cell>
          <table:table-cell ns41:value-type="string" table:style-name="TL RowHeader" office:value-type="string">
            <text:p>1. Zee- en kustvisscherij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805" office:value-type="float">
            <text:p>11805</text:p>
          </table:table-cell>
          <table:table-cell ns41:value-type="float" table:style-name="TL Data" office:value="11810" office:value-type="float">
            <text:p>11810</text:p>
          </table:table-cell>
          <table:table-cell table:style-name="TL Data" table:number-columns-repeated="4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90" office:value-type="float">
            <text:p>29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X. VISSCHERIJ EN JACHT.</text:p>
          </table:table-cell>
          <table:table-cell ns41:value-type="string" table:style-name="TL RowHeader" office:value-type="string">
            <text:p>2. Zoetwatervisscherij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438" office:value-type="float">
            <text:p>2438</text:p>
          </table:table-cell>
          <table:table-cell ns41:value-type="float" table:style-name="TL Data" office:value="2440" office:value-type="float">
            <text:p>2440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IX. VISSCHERIJ EN JACHT.</text:p>
          </table:table-cell>
          <table:table-cell ns41:value-type="string" table:style-name="TL RowHeader" office:value-type="string">
            <text:p>5. Jacht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5"/>
          <table:table-cell table:style-name="TL Data"/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. HANDEL.</text:p>
          </table:table-cell>
          <table:table-cell ns41:value-type="string" table:style-name="TL RowHeader" office:value-type="string">
            <text:p>2. Groot-, tusschen- en detailhandel (geen winkels)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123247" office:value-type="float">
            <text:p>123247</text:p>
          </table:table-cell>
          <table:table-cell ns41:value-type="float" table:style-name="TL Data" office:value="123363" office:value-type="float">
            <text:p>12336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3268" office:value-type="float">
            <text:p>13268</text:p>
          </table:table-cell>
          <table:table-cell ns41:value-type="float" table:style-name="TL Data" office:value="13302" office:value-type="float">
            <text:p>1330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. HANDEL.</text:p>
          </table:table-cell>
          <table:table-cell ns41:value-type="string" table:style-name="TL RowHeader" office:value-type="string">
            <text:p>6. Handel in onroerend goed, woningbureaux</text:p>
          </table:table-cell>
          <table:table-cell/>
          <table:table-cell table:style-name="TL Data"/>
          <table:table-cell ns41:value-type="float" table:style-name="TL Data" office:value="229" office:value-type="float">
            <text:p>229</text:p>
          </table:table-cell>
          <table:table-cell table:style-name="TL Data" table:number-columns-repeated="2"/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2370" office:value-type="float">
            <text:p>2370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67" office:value-type="float">
            <text:p>36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. HANDEL.</text:p>
          </table:table-cell>
          <table:table-cell ns41:value-type="string" table:style-name="TL RowHeader" office:value-type="string">
            <text:p>8. Markt- en tentoonstellingswezen, goederenbeurzen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2"/>
          <table:table-cell ns41:value-type="float" table:style-name="TL Data" office:value="3619" office:value-type="float">
            <text:p>3619</text:p>
          </table:table-cell>
          <table:table-cell ns41:value-type="float" table:style-name="TL Data" office:value="3824" office:value-type="float">
            <text:p>38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25" office:value-type="float">
            <text:p>42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. HANDEL.</text:p>
          </table:table-cell>
          <table:table-cell ns41:value-type="string" table:style-name="TL RowHeader" office:value-type="string">
            <text:p>10. Verhuurinrichtingen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1058" office:value-type="float">
            <text:p>1058</text:p>
          </table:table-cell>
          <table:table-cell table:style-name="TL Data" table:number-columns-repeated="4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2" office:value-type="float">
            <text:p>18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. HANDEL.</text:p>
          </table:table-cell>
          <table:table-cell ns41:value-type="string" table:style-name="TL RowHeader" office:value-type="string">
            <text:p>12. Advies-, bemiddelings-, plaatsings- en reclamebureaux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14" office:value-type="float">
            <text:p>614</text:p>
          </table:table-cell>
          <table:table-cell table:style-name="TL Data" table:number-columns-repeated="2"/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2242" office:value-type="float">
            <text:p>22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795" office:value-type="float">
            <text:p>79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. HANDEL.</text:p>
          </table:table-cell>
          <table:table-cell ns41:value-type="string" table:style-name="TL RowHeader" office:value-type="string">
            <office:annotation draw:style-name="gr1" svg:height="2.011cm" draw:caption-point-y="1.132cm" svg:width="3.498cm" svg:x="3.892cm" draw:caption-point-x="14.782cm" svg:y="42.058cm" draw:text-style-name="P1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14. Huishoudelyke en sanitaire artikelen (kachels,emaille-,glas- en blikwaren,aardewerk,porcelein,verfwaren,bezems,borstels,enz., baden, geysers)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960" office:value-type="float">
            <text:p>2960</text:p>
          </table:table-cell>
          <table:table-cell ns41:value-type="float" table:style-name="TL Data" office:value="2961" office:value-type="float">
            <text:p>296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891" office:value-type="float">
            <text:p>1891</text:p>
          </table:table-cell>
          <table:table-cell ns41:value-type="float" table:style-name="TL Data" office:value="1893" office:value-type="float">
            <text:p>189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. HANDEL.</text:p>
          </table:table-cell>
          <table:table-cell ns41:value-type="string" table:style-name="TL RowHeader" office:value-type="string">
            <office:annotation draw:style-name="gr1" svg:height="2.012cm" draw:caption-point-y="1.132cm" svg:width="3.498cm" svg:x="3.892cm" draw:caption-point-x="14.782cm" svg:y="42.523cm" draw:text-style-name="P1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23. Drogerijen, genees- en verbandmiddel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777" office:value-type="float">
            <text:p>2777</text:p>
          </table:table-cell>
          <table:table-cell ns41:value-type="float" table:style-name="TL Data" office:value="2783" office:value-type="float">
            <text:p>278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1187" office:value-type="float">
            <text:p>118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. HANDEL.</text:p>
          </table:table-cell>
          <table:table-cell ns41:value-type="string" table:style-name="TL RowHeader" office:value-type="string">
            <office:annotation draw:style-name="gr1" svg:height="2.012cm" draw:caption-point-y="1.132cm" svg:width="3.498cm" svg:x="3.892cm" draw:caption-point-x="14.782cm" svg:y="42.989cm" draw:text-style-name="P1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35. Visch</text:p>
          </table:table-cell>
          <table:table-cell/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1866" office:value-type="float">
            <text:p>186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443" office:value-type="float">
            <text:p>44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. HANDEL.</text:p>
          </table:table-cell>
          <table:table-cell ns41:value-type="string" table:style-name="TL RowHeader" office:value-type="string">
            <office:annotation draw:style-name="gr1" svg:height="2.011cm" draw:caption-point-y="1.132cm" svg:width="3.498cm" svg:x="3.892cm" draw:caption-point-x="14.782cm" svg:y="43.455cm" draw:text-style-name="P1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48. Electrische apparaten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45" office:value-type="float">
            <text:p>445</text:p>
          </table:table-cell>
          <table:table-cell table:style-name="TL Data" table:number-columns-repeated="4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87" office:value-type="float">
            <text:p>28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2. Tramwegen (stoom en electrische tractie)</text:p>
          </table:table-cell>
          <table:table-cell/>
          <table:table-cell table:style-name="TL Data"/>
          <table:table-cell ns41:value-type="float" table:style-name="TL Data" office:value="4175" office:value-type="float">
            <text:p>4175</text:p>
          </table:table-cell>
          <table:table-cell table:style-name="TL Data" table:number-columns-repeated="2"/>
          <table:table-cell ns41:value-type="float" table:style-name="TL Data" office:value="9737" office:value-type="float">
            <text:p>9737</text:p>
          </table:table-cell>
          <table:table-cell ns41:value-type="float" table:style-name="TL Data" office:value="13912" office:value-type="float">
            <text:p>1391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5" office:value-type="float">
            <text:p>19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3. Autobusondernemingen</text:p>
          </table:table-cell>
          <table:table-cell/>
          <table:table-cell table:style-name="TL Data"/>
          <table:table-cell ns41:value-type="float" table:style-name="TL Data" office:value="145" office:value-type="float">
            <text:p>145</text:p>
          </table:table-cell>
          <table:table-cell table:style-name="TL Data" table:number-columns-repeated="2"/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3070" office:value-type="float">
            <text:p>3070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7. Omnibusdiensten, paardentram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11. Binnenscheepvaart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425" office:value-type="float">
            <text:p>42425</text:p>
          </table:table-cell>
          <table:table-cell ns41:value-type="float" table:style-name="TL Data" office:value="42532" office:value-type="float">
            <text:p>42532</text:p>
          </table:table-cell>
          <table:table-cell table:style-name="TL Data" table:number-columns-repeated="4"/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96" office:value-type="float">
            <text:p>69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12. Veerdiensten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674" office:value-type="float">
            <text:p>1674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13. Loods- en seinwezen</text:p>
          </table:table-cell>
          <table:table-cell/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14. Sluis- en havenwezen</text:p>
          </table:table-cell>
          <table:table-cell/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562" office:value-type="float">
            <text:p>25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4" office:value-type="float">
            <text:p>8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17. Expediteursbedrijven, bedrijven voor lading en lossing (stuwadoors, cargadoors, enz.), voom- en pakhuisbedrijven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891" office:value-type="float">
            <text:p>31891</text:p>
          </table:table-cell>
          <table:table-cell ns41:value-type="float" table:style-name="TL Data" office:value="32716" office:value-type="float">
            <text:p>327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943" office:value-type="float">
            <text:p>94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18. Bestel- en bodediens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848" office:value-type="float">
            <text:p>4848</text:p>
          </table:table-cell>
          <table:table-cell ns41:value-type="float" table:style-name="TL Data" office:value="4855" office:value-type="float">
            <text:p>48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4" office:value-type="float">
            <text:p>8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19. Overige transportondernemi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2"/>
          <table:table-cell ns41:value-type="float" table:style-name="TL Data" office:value="25814" office:value-type="float">
            <text:p>25814</text:p>
          </table:table-cell>
          <table:table-cell ns41:value-type="float" table:style-name="TL Data" office:value="25895" office:value-type="float">
            <text:p>2589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98" office:value-type="float">
            <text:p>29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22. Begrafeniswezen</text:p>
          </table:table-cell>
          <table:table-cell/>
          <table:table-cell table:style-name="TL Data"/>
          <table:table-cell ns41:value-type="float" table:style-name="TL Data" office:value="304" office:value-type="float">
            <text:p>304</text:p>
          </table:table-cell>
          <table:table-cell table:style-name="TL Data" table:number-columns-repeated="2"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149" office:value-type="float">
            <text:p>11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23. Posterijen, telegrafie en telefonie</text:p>
          </table:table-cell>
          <table:table-cell/>
          <table:table-cell ns41:value-type="float" table:style-name="TL Data" office:value="18394" office:value-type="float">
            <text:p>18394</text:p>
          </table:table-cell>
          <table:table-cell ns41:value-type="float" table:style-name="TL Data" office:value="425" office:value-type="float">
            <text:p>425</text:p>
          </table:table-cell>
          <table:table-cell table:style-name="TL Data" table:number-columns-repeated="2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9119" office:value-type="float">
            <text:p>19119</text:p>
          </table:table-cell>
          <table:table-cell ns41:value-type="float" table:style-name="TL Data" office:value="4662" office:value-type="float">
            <text:p>4662</text:p>
          </table:table-cell>
          <table:table-cell ns41:value-type="float" table:style-name="TL Data" office:value="377" office:value-type="float">
            <text:p>377</text:p>
          </table:table-cell>
          <table:table-cell table:style-name="TL Data" table:number-columns-repeated="2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161" office:value-type="float">
            <text:p>516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. VERKEERSWEZEN.</text:p>
          </table:table-cell>
          <table:table-cell ns41:value-type="string" table:style-name="TL RowHeader" office:value-type="string">
            <text:p>24. Radiozend- en -ontvanginrichtingen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8" office:value-type="float">
            <text:p>11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I. CREDIET- EN BANKWEZEN.</text:p>
          </table:table-cell>
          <table:table-cell ns41:value-type="string" table:style-name="TL RowHeader" office:value-type="string">
            <text:p>1. Bankinstellingen, kassiers en commissionnairs in effecten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0646" office:value-type="float">
            <text:p>20646</text:p>
          </table:table-cell>
          <table:table-cell ns41:value-type="float" table:style-name="TL Data" office:value="20687" office:value-type="float">
            <text:p>2068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721" office:value-type="float">
            <text:p>3721</text:p>
          </table:table-cell>
          <table:table-cell ns41:value-type="float" table:style-name="TL Data" office:value="3724" office:value-type="float">
            <text:p>372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I. CREDIET- EN BANKWEZEN.</text:p>
          </table:table-cell>
          <table:table-cell ns41:value-type="string" table:style-name="TL RowHeader" office:value-type="string">
            <text:p>2. Cheque- en girodiensten</text:p>
          </table:table-cell>
          <table:table-cell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 table:number-columns-repeated="3"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644" office:value-type="float">
            <text:p>64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I. CREDIET- EN BANKWEZEN.</text:p>
          </table:table-cell>
          <table:table-cell ns41:value-type="string" table:style-name="TL RowHeader" office:value-type="string">
            <text:p>4. Hypotheekbanken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50" office:value-type="float">
            <text:p>5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0" office:value-type="float">
            <text:p>12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I. CREDIET- EN BANKWEZEN.</text:p>
          </table:table-cell>
          <table:table-cell ns41:value-type="string" table:style-name="TL RowHeader" office:value-type="string">
            <text:p>5. Spaarbanken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59" office:value-type="float">
            <text:p>25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I. CREDIET- EN BANKWEZEN.</text:p>
          </table:table-cell>
          <table:table-cell ns41:value-type="string" table:style-name="TL RowHeader" office:value-type="string">
            <text:p>6. Banken van leening en pandjeshuizen</text:p>
          </table:table-cell>
          <table:table-cell/>
          <table:table-cell table:style-name="TL Data"/>
          <table:table-cell ns41:value-type="float" table:style-name="TL Data" office:value="166" office:value-type="float">
            <text:p>166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I. CREDIET- EN BANKWEZEN.</text:p>
          </table:table-cell>
          <table:table-cell ns41:value-type="string" table:style-name="TL RowHeader" office:value-type="string">
            <text:p>8. Loterijkantoren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table:style-name="TL Data" table:number-columns-repeated="3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3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80" office:value-type="float">
            <text:p>18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II. VERZEKERINGSWEZEN.</text:p>
          </table:table-cell>
          <table:table-cell ns41:value-type="string" table:style-name="TL RowHeader" office:value-type="string">
            <text:p>1. Verzekeringsmaatschappijen en ziekenfondsen e.d.</text:p>
          </table:table-cell>
          <table:table-cell/>
          <table:table-cell ns41:value-type="float" table:style-name="TL Data" office:value="2466" office:value-type="float">
            <text:p>246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4215" office:value-type="float">
            <text:p>14215</text:p>
          </table:table-cell>
          <table:table-cell ns41:value-type="float" table:style-name="TL Data" office:value="16716" office:value-type="float">
            <text:p>16716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3501" office:value-type="float">
            <text:p>350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1. Hooge Colleges v Staat, depart. v algem. best. en daaronder ressort.instell.,voor zoover niet elders genoemd; prov., gem.-, watersch.-, polderbest.</text:p>
          </table:table-cell>
          <table:table-cell/>
          <table:table-cell ns41:value-type="float" table:style-name="TL Data" office:value="2622" office:value-type="float">
            <text:p>2622</text:p>
          </table:table-cell>
          <table:table-cell ns41:value-type="float" table:style-name="TL Data" office:value="6712" office:value-type="float">
            <text:p>6712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365" office:value-type="float">
            <text:p>365</text:p>
          </table:table-cell>
          <table:table-cell table:style-name="TL Data"/>
          <table:table-cell ns41:value-type="float" table:style-name="TL Data" office:value="10321" office:value-type="float">
            <text:p>10321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965" office:value-type="float">
            <text:p>196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2. Diplomatie en consulaatwezen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table:style-name="TL Data" table:number-columns-repeated="3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6" office:value-type="float">
            <text:p>6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3. Financie- en belastingwezen</text:p>
          </table:table-cell>
          <table:table-cell/>
          <table:table-cell ns41:value-type="float" table:style-name="TL Data" office:value="10714" office:value-type="float">
            <text:p>10714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351" office:value-type="float">
            <text:p>12351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70" office:value-type="float">
            <text:p>77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4. Toll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5. Rechts-, politie- en gevangeniswezen</text:p>
          </table:table-cell>
          <table:table-cell/>
          <table:table-cell ns41:value-type="float" table:style-name="TL Data" office:value="6152" office:value-type="float">
            <text:p>6152</text:p>
          </table:table-cell>
          <table:table-cell ns41:value-type="float" table:style-name="TL Data" office:value="11129" office:value-type="float">
            <text:p>111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38" office:value-type="float">
            <text:p>2238</text:p>
          </table:table-cell>
          <table:table-cell ns41:value-type="float" table:style-name="TL Data" office:value="19557" office:value-type="float">
            <text:p>19557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64" office:value-type="float">
            <text:p>56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6. Arbeidsinspectie, volksgezondheid, enz.</text:p>
          </table:table-cell>
          <table:table-cell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66" office:value-type="float">
            <text:p>36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7. Krijgswezen</text:p>
          </table:table-cell>
          <table:table-cell/>
          <table:table-cell ns41:value-type="float" table:style-name="TL Data" office:value="11834" office:value-type="float">
            <text:p>11834</text:p>
          </table:table-cell>
          <table:table-cell table:style-name="TL Data" table:number-columns-repeated="4"/>
          <table:table-cell ns41:value-type="float" table:style-name="TL Data" office:value="11834" office:value-type="float">
            <text:p>11834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4"/>
          <table:table-cell ns41:value-type="float" table:style-name="TL Data" office:value="93" office:value-type="float">
            <text:p>9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8. Bemalingsinrichtingen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58" office:value-type="float">
            <text:p>115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9. Brandweer</text:p>
          </table:table-cell>
          <table:table-cell/>
          <table:table-cell table:style-name="TL Data"/>
          <table:table-cell ns41:value-type="float" table:style-name="TL Data" office:value="556" office:value-type="float">
            <text:p>55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64" office:value-type="float">
            <text:p>56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10. Archieven, muses e.a. wetenschappelijke instellingen en verzamelingen</text:p>
          </table:table-cell>
          <table:table-cell/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300" office:value-type="float">
            <text:p>2300</text:p>
          </table:table-cell>
          <table:table-cell ns41:value-type="float" table:style-name="TL Data" office:value="3723" office:value-type="float">
            <text:p>372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836" office:value-type="float">
            <text:p>83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11. Bibliotheken en leeszalen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2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592" office:value-type="float">
            <text:p>59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20-22. Dokterspraktijken, tandartspraktijken, ziekenhuizen, klinieken, herstellingsoorden e.d.</text:p>
          </table:table-cell>
          <table:table-cell/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821" office:value-type="float">
            <text:p>1821</text:p>
          </table:table-cell>
          <table:table-cell ns41:value-type="float" table:style-name="TL Data" office:value="405" office:value-type="float">
            <text:p>405</text:p>
          </table:table-cell>
          <table:table-cell table:style-name="TL Data"/>
          <table:table-cell ns41:value-type="float" table:style-name="TL Data" office:value="9025" office:value-type="float">
            <text:p>9025</text:p>
          </table:table-cell>
          <table:table-cell ns41:value-type="float" table:style-name="TL Data" office:value="11967" office:value-type="float">
            <text:p>11967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TL Data" office:value="5154" office:value-type="float">
            <text:p>5154</text:p>
          </table:table-cell>
          <table:table-cell ns41:value-type="float" table:style-name="TL Data" office:value="559" office:value-type="float">
            <text:p>559</text:p>
          </table:table-cell>
          <table:table-cell table:style-name="TL Data"/>
          <table:table-cell ns41:value-type="float" table:style-name="TL Data" office:value="19888" office:value-type="float">
            <text:p>19888</text:p>
          </table:table-cell>
          <table:table-cell ns41:value-type="float" table:style-name="TL Data" office:value="27282" office:value-type="float">
            <text:p>2728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23. Verpleging van armen, behoeftigen, enz.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48" office:value-type="float">
            <text:p>948</text:p>
          </table:table-cell>
          <table:table-cell table:style-name="TL Data" table:number-columns-repeated="2"/>
          <table:table-cell ns41:value-type="float" table:style-name="TL Data" office:value="2134" office:value-type="float">
            <text:p>2134</text:p>
          </table:table-cell>
          <table:table-cell ns41:value-type="float" table:style-name="TL Data" office:value="3140" office:value-type="float">
            <text:p>31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96" office:value-type="float">
            <text:p>696</text:p>
          </table:table-cell>
          <table:table-cell table:style-name="TL Data" table:number-columns-repeated="2"/>
          <table:table-cell ns41:value-type="float" table:style-name="TL Data" office:value="8171" office:value-type="float">
            <text:p>8171</text:p>
          </table:table-cell>
          <table:table-cell ns41:value-type="float" table:style-name="TL Data" office:value="8900" office:value-type="float">
            <text:p>890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25. Schouwburgen, concert- en feestgebouwen</text:p>
          </table:table-cell>
          <table:table-cell/>
          <table:table-cell table:style-name="TL Data"/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1110" office:value-type="float">
            <text:p>111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32" office:value-type="float">
            <text:p>43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26. Bioscop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1265" office:value-type="float">
            <text:p>1265</text:p>
          </table:table-cell>
          <table:table-cell table:style-name="TL Data" table:number-columns-repeated="4"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43" office:value-type="float">
            <text:p>54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27. Tooneel-, opera-, cabaretgezelschappen, orkesten, voor eigen rekening werkende artisten e.d.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264" office:value-type="float">
            <text:p>3264</text:p>
          </table:table-cell>
          <table:table-cell ns41:value-type="float" table:style-name="TL Data" office:value="3271" office:value-type="float">
            <text:p>32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861" office:value-type="float">
            <text:p>86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30. Sportinrichtingen</text:p>
          </table:table-cell>
          <table:table-cell/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51" office:value-type="float">
            <text:p>45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31. Niet te rangschikken bedrijven en beroepen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35" office:value-type="float">
            <text:p>3935</text:p>
          </table:table-cell>
          <table:table-cell ns41:value-type="float" table:style-name="TL Data" office:value="4101" office:value-type="float">
            <text:p>410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06" office:value-type="float">
            <text:p>1506</text:p>
          </table:table-cell>
          <table:table-cell ns41:value-type="float" table:style-name="TL Data" office:value="1544" office:value-type="float">
            <text:p>154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32. Veeartspraktijk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89" office:value-type="float">
            <text:p>38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33. Vroedvrouwen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23" office:value-type="float">
            <text:p>323</text:p>
          </table:table-cell>
          <table:table-cell table:style-name="TL Data" table:number-columns-repeated="2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725" office:value-type="float">
            <text:p>72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IV. OVERIGE BEDRIJVEN EN VRIJE BEROEPEN.</text:p>
          </table:table-cell>
          <table:table-cell ns41:value-type="string" table:style-name="TL RowHeader" office:value-type="string">
            <text:p>34. Massage-inrichtingen, heilgymnastiek-inrichtingen en magnetiseu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34" office:value-type="float">
            <text:p>23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1. Hooger onderwijs</text:p>
          </table:table-cell>
          <table:table-cell/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 table:number-columns-repeated="2"/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3034" office:value-type="float">
            <text:p>303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78" office:value-type="float">
            <text:p>37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2. Voorbereidend hooger en middelbaar onderwijs</text:p>
          </table:table-cell>
          <table:table-cell/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531" office:value-type="float">
            <text:p>1531</text:p>
          </table:table-cell>
          <table:table-cell table:style-name="TL Data" table:number-columns-repeated="2"/>
          <table:table-cell ns41:value-type="float" table:style-name="TL Data" office:value="3215" office:value-type="float">
            <text:p>3215</text:p>
          </table:table-cell>
          <table:table-cell ns41:value-type="float" table:style-name="TL Data" office:value="5431" office:value-type="float">
            <text:p>543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25" office:value-type="float">
            <text:p>525</text:p>
          </table:table-cell>
          <table:table-cell table:style-name="TL Data" table:number-columns-repeated="2"/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1825" office:value-type="float">
            <text:p>182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3. Lager onderwijs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0231" office:value-type="float">
            <text:p>10231</text:p>
          </table:table-cell>
          <table:table-cell table:style-name="TL Data" table:number-columns-repeated="2"/>
          <table:table-cell ns41:value-type="float" table:style-name="TL Data" office:value="14283" office:value-type="float">
            <text:p>14283</text:p>
          </table:table-cell>
          <table:table-cell ns41:value-type="float" table:style-name="TL Data" office:value="24682" office:value-type="float">
            <text:p>2468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014" office:value-type="float">
            <text:p>9014</text:p>
          </table:table-cell>
          <table:table-cell table:style-name="TL Data" table:number-columns-repeated="2"/>
          <table:table-cell ns41:value-type="float" table:style-name="TL Data" office:value="20278" office:value-type="float">
            <text:p>20278</text:p>
          </table:table-cell>
          <table:table-cell ns41:value-type="float" table:style-name="TL Data" office:value="29365" office:value-type="float">
            <text:p>2936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4. Onderwijzersopleiding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1295" office:value-type="float">
            <text:p>129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5. Militair onderwijs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table:style-name="TL Data" table:number-columns-repeated="4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6. Vakonderwijs voor jongens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2"/>
          <table:table-cell ns41:value-type="float" table:style-name="TL Data" office:value="2159" office:value-type="float">
            <text:p>2159</text:p>
          </table:table-cell>
          <table:table-cell ns41:value-type="float" table:style-name="TL Data" office:value="2677" office:value-type="float">
            <text:p>267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76" office:value-type="float">
            <text:p>17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7. Vakonderwijs voor meisjes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28" office:value-type="float">
            <text:p>328</text:p>
          </table:table-cell>
          <table:table-cell table:style-name="TL Data" table:number-columns-repeated="2"/>
          <table:table-cell ns41:value-type="float" table:style-name="TL Data" office:value="3746" office:value-type="float">
            <text:p>3746</text:p>
          </table:table-cell>
          <table:table-cell ns41:value-type="float" table:style-name="TL Data" office:value="4145" office:value-type="float">
            <text:p>414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8. Taalschol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9" office:value-type="float">
            <text:p>19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9. Kunst- en teekenacademies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10. Muziekschol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84" office:value-type="float">
            <text:p>384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29" office:value-type="float">
            <text:p>32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12. Sportscholen (w.o. maneges)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9" office:value-type="float">
            <text:p>13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13. Bewaarscholen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3" table:style-name="TL Data" table:number-columns-repeated="2" office:value-type="float">
            <text:p>13</text:p>
          </table:table-cell>
          <table:table-cell table:style-name="TL Data"/>
          <table:table-cell ns41:value-type="float" table:style-name="TL Data" office:value="1352" office:value-type="float">
            <text:p>1352</text:p>
          </table:table-cell>
          <table:table-cell table:style-name="TL Data" table:number-columns-repeated="2"/>
          <table:table-cell ns41:value-type="float" table:style-name="TL Data" office:value="4346" office:value-type="float">
            <text:p>4346</text:p>
          </table:table-cell>
          <table:table-cell ns41:value-type="float" table:style-name="TL Data" office:value="5698" office:value-type="float">
            <text:p>569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. ONDERWIJS.</text:p>
          </table:table-cell>
          <table:table-cell ns41:value-type="string" table:style-name="TL RowHeader" office:value-type="string">
            <text:p>14. Opleidingscursussen (niet afzonderlijk genoemd)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32" office:value-type="float">
            <text:p>33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55" office:value-type="float">
            <text:p>45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TL RowHeader" office:value-type="string">
            <text:p>XXVIII. GODSDIENST.</text:p>
          </table:table-cell>
          <table:table-cell ns41:value-type="string" table:style-name="TL RowHeader" office:value-type="string">
            <text:p>1. Kerkgenootschappen of kerkelijke gezindt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401" office:value-type="float">
            <text:p>12401</text:p>
          </table:table-cell>
          <table:table-cell ns41:value-type="float" table:style-name="TL Data" office:value="12431" office:value-type="float">
            <text:p>124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187" office:value-type="float">
            <text:p>5187</text:p>
          </table:table-cell>
          <table:table-cell ns41:value-type="float" table:style-name="TL Data" office:value="5193" office:value-type="float">
            <text:p>519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4">
          <table:table-cell table:style-name="TL RowHeader"/>
          <table:table-cell ns41:value-type="string" table:style-name="TL RowHeader" office:value-type="string">
            <text:p>Totaal-generaal</text:p>
          </table:table-cell>
          <table:table-cell/>
          <table:table-cell ns41:value-type="float" table:style-name="TL Data" office:value="69912" office:value-type="float">
            <text:p>69912</text:p>
          </table:table-cell>
          <table:table-cell ns41:value-type="float" table:style-name="TL Data" office:value="90714" office:value-type="float">
            <text:p>90714</text:p>
          </table:table-cell>
          <table:table-cell ns41:value-type="float" table:style-name="TL Data" office:value="3258" office:value-type="float">
            <text:p>3258</text:p>
          </table:table-cell>
          <table:table-cell ns41:value-type="float" table:style-name="TL Data" office:value="4075" office:value-type="float">
            <text:p>4075</text:p>
          </table:table-cell>
          <table:table-cell ns41:value-type="float" table:style-name="TL Data" office:value="2250278" office:value-type="float">
            <office:annotation draw:style-name="gr1" svg:height="2.011cm" draw:caption-point-y="1.132cm" svg:width="4.722cm" svg:x="20.426cm" draw:caption-point-x="12.345cm" svg:y="69.532cm" draw:text-style-name="P1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2250278</text:p>
          </table:table-cell>
          <table:table-cell ns41:value-type="float" table:style-name="TL Data" office:value="2418237" office:value-type="float">
            <office:annotation draw:style-name="gr1" svg:height="2.011cm" draw:caption-point-y="1.132cm" svg:width="4.613cm" svg:x="20.426cm" draw:caption-point-x="14.891cm" svg:y="69.532cm" draw:text-style-name="P1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2418237</text:p>
          </table:table-cell>
          <table:table-cell ns41:value-type="float" table:style-name="TL Data" office:value="11422" office:value-type="float">
            <text:p>11422</text:p>
          </table:table-cell>
          <table:table-cell ns41:value-type="float" table:style-name="TL Data" office:value="21742" office:value-type="float">
            <text:p>21742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33629" office:value-type="float">
            <office:annotation draw:style-name="gr1" svg:height="2.011cm" draw:caption-point-y="1.132cm" svg:width="4.767cm" svg:x="24.776cm" draw:caption-point-x="23.267cm" svg:y="69.532cm" draw:text-style-name="P1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733629</text:p>
          </table:table-cell>
          <table:table-cell ns41:value-type="float" table:style-name="TL Data" office:value="767579" office:value-type="float">
            <office:annotation draw:style-name="gr1" svg:height="2.011cm" draw:caption-point-y="1.132cm" svg:width="4.832cm" svg:x="26.516cm" draw:caption-point-x="24.072cm" svg:y="69.532cm" draw:text-style-name="P1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767579</text:p>
          </table:table-cell>
          <table:table-cell ns41:value-type="string" table:style-name="ce35" office:value-type="string">
            <text:p>BT_1930</text:p>
          </table:table-cell>
          <table:table-cell ns41:value-type="string" table:style-name="ce41" office:value-type="string">
            <text:p>07_S2</text:p>
          </table:table-cell>
          <table:table-cell ns41:value-type="float" table:style-name="ce44" office:value="638" office:value-type="float">
            <text:p>638</text:p>
          </table:table-cell>
          <table:table-cell ns41:value-type="float" table:style-name="ce44" office:value="639" office:value-type="float">
            <text:p>639</text:p>
          </table:table-cell>
          <table:table-cell ns41:value-type="string" table:style-name="ce51" office:value-type="string">
            <text:p>18_0470</text:p>
          </table:table-cell>
          <table:table-cell table:number-columns-repeated="1004"/>
        </table:table-row>
        <table:table-row table:style-name="ro5" table:number-rows-repeated="10484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7_5f_S2" style:page-layout-name="Mpm3" style:display-name="PageStyle_Tabel 7_S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5T14:33:29</meta:creation-date>
    <dc:creator>Yamit</dc:creator>
    <dc:date>2004-10-20T10:56:05</dc:date>
    <meta:document-statistic meta:object-count="0" meta:cell-count="2049" meta:table-count="1"/>
    <meta:generator>ODFPY/1.3.0dev</meta:generator>
  </office:meta>
</office:document-meta>
</file>